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ption Compare Database</text:p>
      <text:p text:style-name="Standard"/>
      <text:p text:style-name="Standard">Private Sub Кнопка8_Click()</text:p>
      <text:p text:style-name="Standard">Dim Quary As String 'Переменная запроса'</text:p>
      <text:p text:style-name="Standard">Dim Login As String 'Переменная логина'</text:p>
      <text:p text:style-name="Standard">Dim Pass As String 'Переменная пароля'</text:p>
      <text:p text:style-name="Standard">Dim Level As String 'Переменная уровня доступа'</text:p>
      <text:p text:style-name="Standard"/>
      <text:p text:style-name="Standard">Me.Поле4.SetFocus</text:p>
      <text:p text:style-name="Standard">Login = Me.Поле4.Value</text:p>
      <text:p text:style-name="Standard">Quary = "Select Пароль, Уровень from Аккаунты where Логин = '" + Login + "'"</text:p>
      <text:p text:style-name="Standard">Dim rs As Recordset 'Переменная набора данных'</text:p>
      <text:p text:style-name="Standard">Dim db As Database</text:p>
      <text:p text:style-name="Standard">Set db = CurrentDb</text:p>
      <text:p text:style-name="Standard">Set rs = db.OpenRecordset(Quary)</text:p>
      <text:p text:style-name="Standard">Pass = rs("Пароль").Value</text:p>
      <text:p text:style-name="Standard">Level = rs("Уровень").Value</text:p>
      <text:p text:style-name="Standard">Me.Поле6.SetFocus</text:p>
      <text:p text:style-name="Standard">If Поле6 &lt;&gt; Pass Then</text:p>
      <text:p text:style-name="Standard">MsgBox ("Брат, ты чёто тут намудрил")</text:p>
      <text:p text:style-name="Standard">Else</text:p>
      <text:p text:style-name="Standard">If Level = "1" Then</text:p>
      <text:p text:style-name="Standard">DoCmd.OpenForm "СтаршийУр"</text:p>
      <text:p text:style-name="Standard">DoCmd.Close acForm, "Авторизация_Макет"</text:p>
      <text:p text:style-name="Standard">Else</text:p>
      <text:p text:style-name="Standard">If Level = "2" Then</text:p>
      <text:p text:style-name="Standard">DoCmd.OpenForm "МладшийУр"</text:p>
      <text:p text:style-name="Standard">DoCmd.Close acForm, "Авторизация"</text:p>
      <text:p text:style-name="Standard">End If</text:p>
      <text:p text:style-name="Standard">End If</text:p>
      <text:p text:style-name="Standard">End If</text:p>
      <text:p text:style-name="Standard">End S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22:33:13.650000000</meta:creation-date>
    <dc:date>2024-05-23T22:33:32.415000000</dc:date>
    <meta:editing-duration>PT19S</meta:editing-duration>
    <meta:editing-cycles>1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30" meta:word-count="117" meta:character-count="765" meta:non-whitespace-character-count="678"/>
  </office:meta>
</office:document-meta>
</file>